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font-size="10pt" officeooo:rsid="001167bb" officeooo:paragraph-rsid="001167bb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fo:font-size="10pt" officeooo:rsid="00129d8b" officeooo:paragraph-rsid="00129d8b" style:font-size-asian="10pt" style:font-size-complex="10pt"/>
    </style:style>
    <style:style style:name="P4" style:family="paragraph" style:parent-style-name="Standard">
      <style:text-properties fo:font-size="10pt" officeooo:rsid="00148be5" officeooo:paragraph-rsid="00148be5" style:font-size-asian="8.75pt" style:font-size-complex="10pt"/>
    </style:style>
    <style:style style:name="P5" style:family="paragraph" style:parent-style-name="Standard">
      <style:text-properties fo:font-size="10pt" officeooo:rsid="00148be5" officeooo:paragraph-rsid="00157e94" style:font-size-asian="8.75pt" style:font-size-complex="10pt"/>
    </style:style>
    <style:style style:name="P6" style:family="paragraph" style:parent-style-name="Standard">
      <style:text-properties fo:font-size="10pt" fo:font-weight="bold" officeooo:rsid="00148be5" officeooo:paragraph-rsid="00148be5" style:font-size-asian="8.75pt" style:font-weight-asian="bold" style:font-size-complex="10pt" style:font-weight-complex="bold"/>
    </style:style>
    <style:style style:name="P7" style:family="paragraph" style:parent-style-name="Standard">
      <style:text-properties fo:font-size="10pt" fo:font-weight="bold" officeooo:rsid="00148be5" officeooo:paragraph-rsid="00157e94" style:font-size-asian="8.75pt" style:font-weight-asian="bold" style:font-size-complex="10pt" style:font-weight-complex="bold"/>
    </style:style>
    <style:style style:name="P8" style:family="paragraph" style:parent-style-name="Standard">
      <style:text-properties fo:font-size="10pt" fo:font-weight="bold" officeooo:rsid="0015e4f5" officeooo:paragraph-rsid="0015e4f5" style:font-size-asian="8.75pt" style:font-weight-asian="bold" style:font-size-complex="10pt" style:font-weight-complex="bold"/>
    </style:style>
    <style:style style:name="P9" style:family="paragraph" style:parent-style-name="Standard">
      <style:text-properties fo:font-size="10pt" fo:font-weight="bold" officeooo:rsid="0017f493" officeooo:paragraph-rsid="0017f493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officeooo:rsid="00147ef5" officeooo:paragraph-rsid="00147ef5" style:font-size-asian="12.25pt" style:font-size-complex="14pt"/>
    </style:style>
    <style:style style:name="P11" style:family="paragraph" style:parent-style-name="Standard">
      <style:text-properties fo:font-size="14pt" fo:font-weight="bold" officeooo:rsid="00148be5" officeooo:paragraph-rsid="00148be5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148be5" officeooo:paragraph-rsid="00157e94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148be5" officeooo:paragraph-rsid="0017f493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8pt" officeooo:rsid="00148be5" officeooo:paragraph-rsid="00148be5" style:font-size-asian="15.75pt" style:font-size-complex="18pt"/>
    </style:style>
    <style:style style:name="P15" style:family="paragraph" style:parent-style-name="Standard">
      <style:text-properties fo:font-size="18pt" fo:font-weight="bold" officeooo:rsid="00148be5" officeooo:paragraph-rsid="0017f493" style:font-size-asian="15.75pt" style:font-weight-asian="bold" style:font-size-complex="18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none" fo:font-weight="normal" officeooo:rsid="0016f639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57e94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57e94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officeooo:rsid="0016f639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17f493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officeooo:rsid="0017f493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chael Gould</text:p>
      <text:p text:style-name="P3">2/24/18</text:p>
      <text:p text:style-name="P3">CS-506</text:p>
      <text:p text:style-name="P3"/>
      <text:p text:style-name="P10">Module 6: Program 1: Insertion Sort</text:p>
      <text:p text:style-name="P1"/>
      <text:p text:style-name="P1">#include &lt;stdio.h&gt;</text:p>
      <text:p text:style-name="P1">#include &lt;stdlib.h&gt;</text:p>
      <text:p text:style-name="P1">#include &lt;time.h&gt;</text:p>
      <text:p text:style-name="P1"/>
      <text:p text:style-name="P1">int COMPCOUNT = 0;</text:p>
      <text:p text:style-name="P1"/>
      <text:p text:style-name="P1">int smaller(int *A, int i, int j){</text:p>
      <text:p text:style-name="P1"><text:tab/>if(A[j] &lt; A[j-1])</text:p>
      <text:p text:style-name="P1"><text:tab/><text:tab/>COMPCOUNT++;</text:p>
      <text:p text:style-name="P1"><text:tab/>return (A[j] &lt; A[j-1]);</text:p>
      <text:p text:style-name="P1">}</text:p>
      <text:p text:style-name="P1"/>
      <text:p text:style-name="P1">int main(int argc, char *argv[]){</text:p>
      <text:p text:style-name="P1"/>
      <text:p text:style-name="P1"><text:tab/>int input[atoi(argv[1])];</text:p>
      <text:p text:style-name="P1"><text:tab/>int arrayLength = atoi(argv[1]);</text:p>
      <text:p text:style-name="P1"><text:tab/>int i, j, temp, init;</text:p>
      <text:p text:style-name="P1"><text:tab/>srand(time(NULL));</text:p>
      <text:p text:style-name="P1"><text:tab/></text:p>
      <text:p text:style-name="P1"><text:tab/>//WORST INPUT</text:p>
      <text:p text:style-name="P1"><text:tab/>//for(init = 0; init &lt;= arrayLength; init++)</text:p>
      <text:p text:style-name="P1"><text:tab/>//<text:tab/>input[init] = arrayLength - init;</text:p>
      <text:p text:style-name="P1"/>
      <text:p text:style-name="P1"><text:tab/>//BEST INPUT</text:p>
      <text:p text:style-name="P1"><text:tab/>//for(init = 0; init &lt;= arrayLength; init++)</text:p>
      <text:p text:style-name="P1"><text:tab/>//<text:tab/>input[init] = init;</text:p>
      <text:p text:style-name="P1"/>
      <text:p text:style-name="P1"><text:tab/>//RANDOM INPUT</text:p>
      <text:p text:style-name="P1"><text:tab/>for(init = 0; init &lt;= arrayLength; init++)</text:p>
      <text:p text:style-name="P1"><text:tab/><text:tab/>input[init] = rand() % 10 + 1;</text:p>
      <text:p text:style-name="P1"><text:tab/></text:p>
      <text:p text:style-name="P1"><text:tab/>printf("Size of sample:%d\n", arrayLength );</text:p>
      <text:p text:style-name="P1"><text:tab/>printf("Array before sorting: ");</text:p>
      <text:p text:style-name="P1"><text:tab/>for(i=0; i &lt; arrayLength; i++)</text:p>
      <text:p text:style-name="P1"><text:tab/><text:tab/>printf("%d ", input[i]);</text:p>
      <text:p text:style-name="P1"/>
      <text:p text:style-name="P1"><text:tab/>for(i = 1; i &lt; arrayLength; i++){</text:p>
      <text:p text:style-name="P1"><text:tab/><text:tab/>j = i;</text:p>
      <text:p text:style-name="P1"><text:tab/><text:tab/>while(j &gt; 0 &amp;&amp; smaller(input, i, j)){</text:p>
      <text:p text:style-name="P1"><text:tab/><text:tab/><text:tab/><text:tab/>temp = input[j];</text:p>
      <text:p text:style-name="P1"><text:tab/><text:tab/><text:tab/><text:tab/>input[j] = input[j-1];</text:p>
      <text:p text:style-name="P1"><text:tab/><text:tab/><text:tab/><text:tab/>input[j-1] = temp;</text:p>
      <text:p text:style-name="P1"><text:tab/><text:tab/>j--;</text:p>
      <text:p text:style-name="P1"><text:tab/><text:tab/>}</text:p>
      <text:p text:style-name="P1"><text:tab/>}</text:p>
      <text:p text:style-name="P1"><text:tab/>printf("Array after sorting: " );</text:p>
      <text:p text:style-name="P1"><text:tab/>for(i=0; i &lt; arrayLength; i++)</text:p>
      <text:p text:style-name="P1"><text:tab/><text:tab/>printf("%d ", input[i]);</text:p>
      <text:p text:style-name="P1"><text:tab/>printf("Number of swaps:%d\n", COMPCOUNT );</text:p>
      <text:p text:style-name="P1">}</text:p>
      <text:p text:style-name="P1"/>
      <text:p text:style-name="P1"/>
      <text:p text:style-name="P14"><text:soft-page-break/>1. Small Array Size, <text:span text:style-name="T1"><text:s/>n</text:span><text:span text:style-name="T4"> = 32:</text:span></text:p>
      <text:p text:style-name="P14"><text:span text:style-name="T4"/></text:p>
      <text:p text:style-name="P11"><text:span text:style-name="T4">Worst Case:</text:span></text:p>
      <text:p text:style-name="P4"><text:span text:style-name="T4"/></text:p>
      <text:p text:style-name="P4"><text:span text:style-name="T4">Size of Sample: 32</text:span></text:p>
      <text:p text:style-name="P4"><text:span text:style-name="T4">Array before sorting: 32,31,30,29,28,27,26,25,24,23,22,21,20,19,18,17,16,15,14,13,12,11,10,9,8,7,6,5,4,3,2,1</text:span></text:p>
      <text:p text:style-name="P4"><text:span text:style-name="T4">Array after sorting: 1,2,3,4,5,6,7,8,9,10,11,12,13,14,15,16,17,18,19,20,21,22,23,24,25,26,27,28,29,30,31,32</text:span></text:p>
      <text:p text:style-name="P4"><text:span text:style-name="T4">Number of swaps: 496</text:span></text:p>
      <text:p text:style-name="P4"><text:span text:style-name="T4"/></text:p>
      <text:p text:style-name="P11"><text:span text:style-name="T4">Best Case:</text:span></text:p>
      <text:p text:style-name="P11"><text:span text:style-name="T6"/></text:p>
      <text:p text:style-name="P6"><text:span text:style-name="T6">Size of Sample: 32</text:span></text:p>
      <text:p text:style-name="P6"><text:span text:style-name="T6">Array before sorting: 1,2,3,4,5,6,7,8,9,10,11,12,13,14,15,16,17,18,19,20,21,22,23,24,25,26,27,28,29,30,31,32</text:span></text:p>
      <text:p text:style-name="P6"><text:span text:style-name="T6">Array after sorting: 1,2,3,4,5,6,7,8,9,10,11,12,13,14,15,16,17,18,19,20,21,22,23,24,25,26,27,28,29,30,31,32</text:span></text:p>
      <text:p text:style-name="P6"><text:span text:style-name="T6">Number of swaps: </text:span><text:span text:style-name="T7">0</text:span></text:p>
      <text:p text:style-name="P6"><text:span text:style-name="T7"/></text:p>
      <text:p text:style-name="P12"><text:span text:style-name="T5">Random Case:</text:span></text:p>
      <text:p text:style-name="P12"><text:span text:style-name="T7"/></text:p>
      <text:p text:style-name="P5"><text:span text:style-name="T4">Size of Sample: 32</text:span></text:p>
      <text:p text:style-name="P5"><text:span text:style-name="T4">Array before sorting: </text:span><text:span text:style-name="T5">4,9,1,2,4,5,5,9,10,6,8,4,2,5,8,7,10,10,7,1,9,5,3,8,7,4,3,1,3,3,5,9</text:span></text:p>
      <text:p text:style-name="P5"><text:span text:style-name="T4">Array after sorting: </text:span><text:span text:style-name="T5">1,1,1,2,2,3,3,3,3,4,4,4,4,5,5,5,5,5,6,7,7,7,8,8,8,9,9,9,9,10,10,10</text:span></text:p>
      <text:p text:style-name="P7"><text:span text:style-name="T7">Number of swaps: 236</text:span></text:p>
      <text:p text:style-name="P7"><text:span text:style-name="T7"/></text:p>
      <text:p text:style-name="P8"><text:span text:style-name="T7">W</text:span><text:span text:style-name="T6">orst case scenario = (</text:span><text:span text:style-name="T2">n</text:span><text:span text:style-name="T8">^2 – </text:span><text:span text:style-name="T2">n</text:span><text:span text:style-name="T8">)/2 = (32^2 – 32)/2 = </text:span><text:span text:style-name="T9">512</text:span></text:p>
      <text:p text:style-name="P8"><text:span text:style-name="T9"/></text:p>
      <text:p text:style-name="P8"><text:span text:style-name="T9"/></text:p>
      <text:p text:style-name="P15"><text:span text:style-name="T10">2</text:span><text:span text:style-name="T9">. </text:span><text:span text:style-name="T10">Increasing</text:span><text:span text:style-name="T9"> Array Size, </text:span><text:span text:style-name="T3"><text:s/>n</text:span><text:span text:style-name="T9"> = </text:span><text:span text:style-name="T10">100, </text:span><text:span text:style-name="T3">n</text:span><text:span text:style-name="T9"> = </text:span><text:span text:style-name="T10">1000, </text:span><text:span text:style-name="T3">n</text:span><text:span text:style-name="T9"> = </text:span><text:span text:style-name="T10">10000</text:span></text:p>
      <text:p text:style-name="P15"><text:span text:style-name="T10"/></text:p>
      <text:p text:style-name="P13"><text:span text:style-name="T11">n = 100:</text:span></text:p>
      <text:p text:style-name="P13"><text:span text:style-name="T10"/></text:p>
      <text:p text:style-name="P9"><text:span text:style-name="T8">Size of sample: 100</text:span></text:p>
      <text:p text:style-name="P9"><text:span text:style-name="T8">Number of swaps: 2616</text:span></text:p>
      <text:p text:style-name="P9"><text:span text:style-name="T8"/></text:p>
      <text:p text:style-name="P13"><text:span text:style-name="T11">n = 1000:</text:span></text:p>
      <text:p text:style-name="P13"><text:span text:style-name="T10"/></text:p>
      <text:p text:style-name="P9"><text:span text:style-name="T8">Size of sample: 1000</text:span></text:p>
      <text:p text:style-name="P9"><text:span text:style-name="T8">Number of swaps: 254195</text:span></text:p>
      <text:p text:style-name="P9"><text:span text:style-name="T10"/></text:p>
      <text:p text:style-name="P13"><text:span text:style-name="T11">n = 10000:</text:span></text:p>
      <text:p text:style-name="P13"><text:span text:style-name="T10"/></text:p>
      <text:p text:style-name="P9"><text:span text:style-name="T8">Size of sample: 10000</text:span></text:p>
      <text:p text:style-name="P9"><text:span text:style-name="T8">Number of swaps: 25010466</text:span></text:p>
      <text:p text:style-name="P9"><text:span text:style-name="T10"/></text:p>
      <text:p text:style-name="P9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23:11:08.831934541</meta:creation-date>
    <dc:date>2018-02-25T00:19:00.888931155</dc:date>
    <meta:editing-duration>PT12M49S</meta:editing-duration>
    <meta:editing-cycles>3</meta:editing-cycles>
    <meta:generator>LibreOffice/5.4.5.1$Linux_X86_64 LibreOffice_project/40$Build-1</meta:generator>
    <meta:document-statistic meta:table-count="0" meta:image-count="0" meta:object-count="0" meta:page-count="2" meta:paragraph-count="74" meta:word-count="281" meta:character-count="2103" meta:non-whitespace-character-count="1839"/>
  </office:meta>
</office:document-meta>
</file>